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926c2" officeooo:paragraph-rsid="001926c2" style:text-blinking="false" fo:background-color="transparen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2563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7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/>
    </style:style>
    <style:style style:name="P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color="#000000" fo:font-weight="normal"/>
    </style:style>
    <style:style style:name="P10" style:family="paragraph" style:parent-style-name="Heading_20_3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926c2" officeooo:paragraph-rsid="001926c2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size="11.5pt" fo:background-color="#ffffff" loext:char-shading-value="0"/>
    </style:style>
    <style:style style:name="T4" style:family="text">
      <style:text-properties fo:color="#ff0000" fo:font-size="11.5pt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.5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9" style:family="text">
      <style:text-properties fo:font-weight="bold" fo:background-color="#ffffff" loext:char-shading-value="0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Q1) Explain:</text:h>
      <text:p text:style-name="P2">a. The negative index in Python</text:p>
      <text:p text:style-name="P2">b. How can you generate random numbers in Python?</text:p>
      <text:p text:style-name="P2">c. The use of // operator in Python</text:p>
      <text:p text:style-name="P2">d. The iterators, decorators, and generators in Python</text:p>
      <text:p text:style-name="P2">e. The difference between list and tuple</text:p>
      <text:p text:style-name="P2">Sol:-</text:p>
      <text:list xml:id="list5189741969692712727" text:style-name="L1">
        <text:list-item>
          <text:p text:style-name="P4">The negative index in python is used for indexing last element as -1 and second last element as -2 and so on. This is useful when you don’t know the last index value and you want to access without calculating the length of arrays(list,tuple,set,dict) in python.</text:p>
        </text:list-item>
        <text:list-item>
          <text:p text:style-name="P5"><text:span text:style-name="T1">This is possible by using the predefined function which is </text:span><text:span text:style-name="T3">random.randrange(starting number,end number) and import the library random.</text:span></text:p>
        </text:list-item>
        <text:list-item>
          <text:p text:style-name="P6">// this is called floor division method operator and it is used to give result nearest to whole number.</text:p>
        </text:list-item>
        <text:list-item>
          <text:p text:style-name="P8"><text:span text:style-name="T9">Iterators</text:span><text:span text:style-name="T2">-Iterator in python is any python type that can be used with a ‘for in loop’. Python lists, tuples, dicts and sets are all examples of inbuilt iterators.</text:span></text:p>
        </text:list-item>
      </text:list>
      <text:p text:style-name="P3"/>
      <text:p text:style-name="P9"><text:span text:style-name="T7">Decorators</text:span><text:span text:style-name="T8">-A decorator is a design pattern in Python that allows a user to add new functionality to an existing object without modifying its structure. Decorators are usually called before the definition of a function you want to decorate.</text:span></text:p>
      <text:p text:style-name="P3"/>
      <text:p text:style-name="P9"><text:span text:style-name="T7">Generators- </text:span><text:span text:style-name="T8">it include two terms function and object:</text:span></text:p>
      <text:p text:style-name="P9"><text:span text:style-name="T7"><text:s text:c="2"/>1)Generators Function</text:span><text:span text:style-name="T8">-A generator-function is defined like a normal function, but whenever it needs to generate a value, it does so with the yield keyword rather than return. If the body of a def contains yield, the function automatically becomes a generator function.</text:span></text:p>
      <text:p text:style-name="P9"><text:span text:style-name="T7"><text:s text:c="2"/>2)Generator Object</text:span><text:span text:style-name="T8">-Generator functions return a generator object. Generator objects are used either by calling the next method on the generator object or using the generator object in a “for in” loop.</text:span></text:p>
      <text:list xml:id="list1080692906912892031" text:style-name="L2">
        <text:list-item>
          <text:p text:style-name="P7">The main difference between lists and a tuples is the fact that lists are mutable whereas tuples are immutabl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05:12.894476630</meta:creation-date>
    <dc:date>2019-12-09T13:20:07.742267994</dc:date>
    <meta:editing-duration>PT5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95" meta:character-count="1771" meta:non-whitespace-character-count="1493"/>
  </office:meta>
</office:document-meta>
</file>